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3ab0" officeooo:paragraph-rsid="00003ab0"/>
    </style:style>
    <style:style style:name="P2" style:family="paragraph" style:parent-style-name="Standard" style:list-style-name="L1">
      <style:text-properties officeooo:rsid="00003ab0" officeooo:paragraph-rsid="00003ab0"/>
    </style:style>
    <style:style style:name="P3" style:family="paragraph" style:parent-style-name="Standard" style:list-style-name="L1">
      <style:text-properties officeooo:rsid="00021785" officeooo:paragraph-rsid="00021785"/>
    </style:style>
    <style:style style:name="P4" style:family="paragraph" style:parent-style-name="Standard" style:list-style-name="L1">
      <style:text-properties officeooo:rsid="0002f6db" officeooo:paragraph-rsid="0002f6db"/>
    </style:style>
    <style:style style:name="P5" style:family="paragraph" style:parent-style-name="Standard">
      <style:text-properties officeooo:rsid="0002f6db" officeooo:paragraph-rsid="0002f6db"/>
    </style:style>
    <style:style style:name="P6" style:family="paragraph" style:parent-style-name="Standard">
      <style:text-properties fo:font-weight="bold" officeooo:rsid="00003ab0" officeooo:paragraph-rsid="00003ab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03ab0" officeooo:paragraph-rsid="00003ab0" style:font-weight-asian="bold" style:font-weight-complex="bold"/>
    </style:style>
    <style:style style:name="P8" style:family="paragraph" style:parent-style-name="Standard">
      <style:text-properties fo:font-weight="bold" officeooo:rsid="00042b47" officeooo:paragraph-rsid="00042b47" style:font-weight-asian="bold" style:font-weight-complex="bold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bold" officeooo:rsid="00042b47" officeooo:paragraph-rsid="00042b47" style:font-weight-asian="bold" style:font-weight-complex="bold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bold" officeooo:rsid="00048af1" officeooo:paragraph-rsid="00048af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42b47" officeooo:paragraph-rsid="00042b47"/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42b47" officeooo:paragraph-rsid="00042b47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03ab0" officeooo:paragraph-rsid="00003ab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0pt" officeooo:rsid="00042b47" officeooo:paragraph-rsid="00042b47" style:font-size-asian="10pt" style:font-size-complex="10pt"/>
    </style:style>
    <style:style style:name="P1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0pt" officeooo:rsid="00048af1" officeooo:paragraph-rsid="00048af1" style:font-size-asian="10pt" style:font-size-complex="10pt"/>
    </style:style>
    <style:style style:name="P16" style:family="paragraph" style:parent-style-name="Standard" style:list-style-name="L1">
      <style:text-properties officeooo:rsid="000667f7" officeooo:paragraph-rsid="000667f7"/>
    </style:style>
    <style:style style:name="P17" style:family="paragraph" style:parent-style-name="Standard">
      <style:paragraph-properties fo:text-align="justify" style:justify-single-word="false"/>
      <style:text-properties officeooo:rsid="00085a88" officeooo:paragraph-rsid="00085a88"/>
    </style:style>
    <style:style style:name="T1" style:family="text">
      <style:text-properties officeooo:rsid="00021785"/>
    </style:style>
    <style:style style:name="T2" style:family="text">
      <style:text-properties officeooo:rsid="00042b4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be79" style:font-style-asian="italic" style:font-style-complex="italic"/>
    </style:style>
    <style:style style:name="T5" style:family="text">
      <style:text-properties fo:font-style="italic" officeooo:rsid="00048af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48af1" style:font-style-asian="normal" style:font-style-complex="normal"/>
    </style:style>
    <style:style style:name="T8" style:family="text">
      <style:text-properties fo:font-style="normal" officeooo:rsid="0004be79" style:font-style-asian="normal" style:font-style-complex="normal"/>
    </style:style>
    <style:style style:name="T9" style:family="text">
      <style:text-properties fo:font-style="normal" officeooo:rsid="000667f7" style:font-style-asian="normal" style:font-style-complex="normal"/>
    </style:style>
    <style:style style:name="T10" style:family="text">
      <style:text-properties officeooo:rsid="0004be79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nstruction d’un essai philosophique</text:p>
      <text:p text:style-name="P7">Sujet : « Est-il utile d’imaginer une société parfaite ? »</text:p>
      <text:p text:style-name="P1"/>
      <text:p text:style-name="P17"><text:span text:style-name="T11"/></text:p>
      <text:p text:style-name="P17"><text:span text:style-name="T11">Objectif :</text:span> Construire votre premier essai philosophique, en vous appuyant sur la méthodologie d’une part, et d’autre part par les indications à suivre.</text:p>
      <text:p text:style-name="P1"/>
      <text:p text:style-name="P6"><text:span text:style-name="T2">I</text:span>. <text:span text:style-name="T1">Analyse du sujet</text:span></text:p>
      <text:p text:style-name="P1"/>
      <text:list xml:id="list1293714450" text:style-name="L1">
        <text:list-item>
          <text:p text:style-name="P2">« <text:span text:style-name="T1">utile »</text:span></text:p>
          <text:list>
            <text:list-item>
              <text:p text:style-name="P3">Essayez de définir ce terme</text:p>
            </text:list-item>
            <text:list-item>
              <text:p text:style-name="P3">Une chose peut-elle être « utile » dans l’absolu ? Si non, de quoi cela peut-il dépendre ?</text:p>
            </text:list-item>
          </text:list>
        </text:list-item>
        <text:list-item>
          <text:p text:style-name="P2">« <text:span text:style-name="T1">imaginer »</text:span></text:p>
          <text:list>
            <text:list-item>
              <text:p text:style-name="P3">Essayez de définir ce terme</text:p>
            </text:list-item>
            <text:list-item>
              <text:p text:style-name="P3">A quoi s’oppose ce qui est « imaginaire » ?</text:p>
            </text:list-item>
            <text:list-item>
              <text:p text:style-name="P3">Y a-t-il des limites à ce qu’on peut imaginer ?</text:p>
            </text:list-item>
            <text:list-item>
              <text:p text:style-name="P3">Est-ce qu’on peut imaginer à partir de rien ? Ou est-ce qu’une imagination implique toujours certains matériaux de départ ?</text:p>
            </text:list-item>
          </text:list>
        </text:list-item>
        <text:list-item>
          <text:p text:style-name="P2">« <text:span text:style-name="T1">société »</text:span></text:p>
          <text:list>
            <text:list-item>
              <text:p text:style-name="P4">Essayez de définir ce terme</text:p>
            </text:list-item>
            <text:list-item>
              <text:p text:style-name="P4">Qu’est-ce qui structure une société ? En particulier, quel genre de normes s’appliquent aux individus ?</text:p>
            </text:list-item>
            <text:list-item>
              <text:p text:style-name="P4">Est-ce qu’on peut faire changer une société ? Dans quelle mesure ?</text:p>
            </text:list-item>
          </text:list>
        </text:list-item>
        <text:list-item>
          <text:p text:style-name="P2">« <text:span text:style-name="T1">parfaite »</text:span></text:p>
          <text:list>
            <text:list-item>
              <text:p text:style-name="P2">Essayez de définir ce terme</text:p>
            </text:list-item>
            <text:list-item>
              <text:p text:style-name="P4">Est-ce qu’une chose peut-être « parfaite » dans l’absolu ? Si non, de quoi cela peut-il dépendre ?</text:p>
            </text:list-item>
            <text:list-item>
              <text:p text:style-name="P4">La perfection peut-elle exister ? Pourquoi ?</text:p>
            </text:list-item>
            <text:list-item>
              <text:p text:style-name="P16">La recherche de la perfection peut-elle être dangereuse ?</text:p>
            </text:list-item>
          </text:list>
        </text:list-item>
      </text:list>
      <text:p text:style-name="P5"/>
      <text:p text:style-name="P5"/>
      <text:p text:style-name="P8">II. Construction du plan</text:p>
      <text:p text:style-name="P11"/>
      <text:p text:style-name="P11"><text:span text:style-name="T10">Vous développerez</text:span> le plan suivant :</text:p>
      <text:p text:style-name="P11"/>
      <text:p text:style-name="P9">1. Le fait d’imaginer une société parfaite nous permet de remettre en question la société dans laquelle nous vivons nous-même, pour la critiquer et la changer.</text:p>
      <text:p text:style-name="P14">→ vous appuierez cette réponse sur l’œuvre de Thomas More <text:span text:style-name="T3">L’Utopie</text:span><text:span text:style-name="T6"> (1516), en montrant bien que derrière la dimension imaginaire il y a bien une critique de la société anglaise de son temps</text:span></text:p>
      <text:p text:style-name="P12"><text:span text:style-name="T6"/></text:p>
      <text:p text:style-name="P9"><text:span text:style-name="T6">2. Cependant, les utopies expriment souvent le désir d’une organisation parfaitement rationnelle des sociétés humaines, qui risque d’écraser toute liberté et toute individualité.</text:span></text:p>
      <text:p text:style-name="P14"><text:span text:style-name="T6">→ vous appuierez cette réponse sur </text:span><text:span text:style-name="T7">un </text:span><text:span text:style-name="T6">exemple historique : </text:span><text:span text:style-name="T7">le saint-simonisme, </text:span><text:span text:style-name="T9">l’Icarie d’Étienne Cabet,</text:span><text:span text:style-name="T7"> l</text:span><text:span text:style-name="T6">es phalanstères de Charles Fourrier… </text:span><text:span text:style-name="T7">Choisissez </text:span><text:span text:style-name="T5">une</text:span><text:span text:style-name="T7"> utopie, </text:span><text:span text:style-name="T8">donnez quelques détails précis sur son origine, son utilité et son organisation,</text:span><text:span text:style-name="T7"> et montrez quels en sont les dangers</text:span></text:p>
      <text:p text:style-name="P12"><text:span text:style-name="T7"/></text:p>
      <text:p text:style-name="P10"><text:span text:style-name="T6">3. </text:span><text:span text:style-name="T8">I</text:span><text:span text:style-name="T6">l </text:span><text:span text:style-name="T8">est utile</text:span><text:span text:style-name="T6"> </text:span><text:span text:style-name="T8">d’</text:span><text:span text:style-name="T6">imaginer des sociétés </text:span><text:span text:style-name="T3">trop</text:span><text:span text:style-name="T6"> parfaites, </text:span><text:span text:style-name="T8">pour en montrer la monstruosité</text:span></text:p>
      <text:p text:style-name="P15"><text:span text:style-name="T8">→ vous appuierez votre réponse sur la littérature dystopique, en développant précisément un seul exemple : </text:span><text:span text:style-name="T4">1984</text:span><text:span text:style-name="T8"> (George Orwell), </text:span><text:span text:style-name="T4">Fahrenheit 451</text:span><text:span text:style-name="T8"> (Ray Bradbury), </text:span><text:span text:style-name="T4">Le Meilleur des Mondes</text:span><text:span text:style-name="T8"> (Aldous Huxley)… Expliquez pourquoi ces univers </text:span><text:span text:style-name="T4">pourraient</text:span><text:span text:style-name="T8"> nous paraître désirables, </text:span><text:span text:style-name="T9">et ce qui les rend en fait monstrueus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5T10:45:40.055000000</meta:creation-date>
    <dc:date>2022-12-15T15:18:35.994000000</dc:date>
    <meta:editing-duration>PT15M27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9" meta:word-count="404" meta:character-count="2368" meta:non-whitespace-character-count="2010"/>
  </office:meta>
</office:document-meta>
</file>